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P5" style:parent-style-name="Normal" style:family="paragraph">
      <style:text-properties style:font-name="Times New Roman" fo:font-size="12pt" style:font-size-asian="12pt" style:font-size-complex="12pt"/>
    </style:style>
    <style:style style:name="P6" style:parent-style-name="Normal" style:family="paragraph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Daniel Gries</text:p>
      <text:p text:style-name="P2">Project1</text:p>
      <text:p text:style-name="P3"/>
      <text:p text:style-name="P4">The project should work for up to A- level. For inputs, put the first name than last name.<text:s/></text:p>
      <text:p text:style-name="P5">For search, look up the last name</text:p>
      <text:p text:style-name="P6">For remove, it removes families only, so remove a last name</text:p>
      <text:p text:style-name="Normal"><text:span text:style-name="T7">Main is in Driv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ies, Daniel</meta:initial-creator>
    <dc:creator>Gries, Daniel</dc:creator>
    <meta:creation-date>2019-09-26T23:41:00Z</meta:creation-date>
    <dc:date>2019-10-22T02:08:00Z</dc:date>
    <meta:template xlink:href="Normal" xlink:type="simple"/>
    <meta:editing-cycles>3</meta:editing-cycles>
    <meta:editing-duration>PT120S</meta:editing-duration>
    <meta:document-statistic meta:page-count="1" meta:paragraph-count="1" meta:word-count="33" meta:character-count="226" meta:row-count="1" meta:non-whitespace-character-count="194"/>
  </office:meta>
</office:document-meta>
</file>